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3.369cm"/>
    </style:style>
    <style:style style:name="co5" style:family="table-column">
      <style:table-column-properties fo:break-before="auto" style:column-width="2.371cm"/>
    </style:style>
    <style:style style:name="co6" style:family="table-column">
      <style:table-column-properties fo:break-before="auto" style:column-width="4.459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4.429cm"/>
    </style:style>
    <style:style style:name="co9" style:family="table-column">
      <style:table-column-properties fo:break-before="auto" style:column-width="2.312cm"/>
    </style:style>
    <style:style style:name="co10" style:family="table-column">
      <style:table-column-properties fo:break-before="auto" style:column-width="6.657cm"/>
    </style:style>
    <style:style style:name="co11" style:family="table-column">
      <style:table-column-properties fo:break-before="auto" style:column-width="4.538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3.752cm"/>
    </style:style>
    <style:style style:name="co14" style:family="table-column">
      <style:table-column-properties fo:break-before="auto" style:column-width="1.392cm"/>
    </style:style>
    <style:style style:name="co15" style:family="table-column">
      <style:table-column-properties fo:break-before="auto" style:column-width="3.237cm"/>
    </style:style>
    <style:style style:name="co16" style:family="table-column">
      <style:table-column-properties fo:break-before="auto" style:column-width="4.235cm"/>
    </style:style>
    <style:style style:name="co17" style:family="table-column">
      <style:table-column-properties fo:break-before="auto" style:column-width="3.466cm"/>
    </style:style>
    <style:style style:name="co18" style:family="table-column">
      <style:table-column-properties fo:break-before="auto" style:column-width="0.69cm"/>
    </style:style>
    <style:style style:name="co19" style:family="table-column">
      <style:table-column-properties fo:break-before="auto" style:column-width="0.797cm"/>
    </style:style>
    <style:style style:name="co20" style:family="table-column">
      <style:table-column-properties fo:break-before="auto" style:column-width="2.51cm"/>
    </style:style>
    <style:style style:name="co21" style:family="table-column">
      <style:table-column-properties fo:break-before="auto" style:column-width="2.843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8.128cm"/>
    </style:style>
    <style:style style:name="co24" style:family="table-column">
      <style:table-column-properties fo:break-before="auto" style:column-width="2.166cm"/>
    </style:style>
    <style:style style:name="co25" style:family="table-column">
      <style:table-column-properties fo:break-before="auto" style:column-width="7.897cm"/>
    </style:style>
    <style:style style:name="co26" style:family="table-column">
      <style:table-column-properties fo:break-before="auto" style:column-width="6.082cm"/>
    </style:style>
    <style:style style:name="co27" style:family="table-column">
      <style:table-column-properties fo:break-before="auto" style:column-width="1.942cm"/>
    </style:style>
    <style:style style:name="co28" style:family="table-column">
      <style:table-column-properties fo:break-before="auto" style:column-width="1.914cm"/>
    </style:style>
    <style:style style:name="co29" style:family="table-column">
      <style:table-column-properties fo:break-before="auto" style:column-width="1.423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286cm"/>
    </style:style>
    <style:style style:name="co32" style:family="table-column">
      <style:table-column-properties fo:break-before="auto" style:column-width="2.29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7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header_5f_default" style:data-style-name="N114"/>
    <style:style style:name="ce2" style:family="table-cell" style:parent-style-name="transparent_5f_fiat" style:data-style-name="N114"/>
    <style:style style:name="ce123" style:family="table-cell" style:parent-style-name="transparent_5f_crypto">
      <style:table-cell-properties fo:background-color="transparent"/>
    </style:style>
    <style:style style:name="ce4" style:family="table-cell" style:parent-style-name="transparent_5f_border_5f_fiat" style:data-style-name="N114"/>
    <style:style style:name="ce5" style:family="table-cell" style:parent-style-name="taxable_5f_event_5f_fiat" style:data-style-name="N114"/>
    <style:style style:name="ce6" style:family="table-cell" style:parent-style-name="taxable_5f_event_5f_border_5f_fiat" style:data-style-name="N114"/>
    <style:style style:name="ce7" style:family="table-cell" style:parent-style-name="taxable_5f_event_5f_alt_5f_fiat" style:data-style-name="N114"/>
    <style:style style:name="ce8" style:family="table-cell" style:parent-style-name="taxable_5f_event_5f_alt_5f_border_5f_fiat" style:data-style-name="N114"/>
    <style:style style:name="ce9" style:family="table-cell" style:parent-style-name="acquired_5f_lot_5f_fiat" style:data-style-name="N114"/>
    <style:style style:name="ce10" style:family="table-cell" style:parent-style-name="acquired_5f_lot_5f_border_5f_fiat" style:data-style-name="N114"/>
    <style:style style:name="ce11" style:family="table-cell" style:parent-style-name="acquired_5f_lot_5f_alt_5f_fiat" style:data-style-name="N114"/>
    <style:style style:name="ce12" style:family="table-cell" style:parent-style-name="acquired_5f_lot_5f_alt_5f_border_5f_fiat" style:data-style-name="N114"/>
    <style:style style:name="ce13" style:family="table-cell" style:parent-style-name="highlighted_5f_fiat" style:data-style-name="N114"/>
    <style:style style:name="ce14" style:family="table-cell" style:parent-style-name="highlighted_5f_border_5f_fiat" style:data-style-name="N114"/>
    <style:style style:name="ce15" style:family="table-cell" style:parent-style-name="taxable_5f_event_5f_note_5f_fiat" style:data-style-name="N114"/>
    <style:style style:name="ce16" style:family="table-cell" style:parent-style-name="taxable_5f_event_5f_note_5f_border_5f_fiat" style:data-style-name="N114"/>
    <style:style style:name="ce17" style:family="table-cell" style:parent-style-name="acquired_5f_lot_5f_note_5f_fiat" style:data-style-name="N114"/>
    <style:style style:name="ce18" style:family="table-cell" style:parent-style-name="acquired_5f_lot_5f_note_5f_border_5f_fiat" style:data-style-name="N114"/>
    <style:style style:name="ce19" style:family="table-cell" style:parent-style-name="bold_5f_fiat" style:data-style-name="N114"/>
    <style:style style:name="ce20" style:family="table-cell" style:parent-style-name="bold_5f_border_5f_fiat" style:data-style-name="N114"/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6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8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9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353cm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353cm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353cm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127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3.881cm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This report format is similar to that of the US IRS form 8949. Note it is NOT a form required by Revenue Ireland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[prefix]_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62"/>
          <table:table-cell table:style-name="ce48"/>
          <table:table-cell table:style-name="ce84"/>
          <table:table-cell table:style-name="ce84"/>
          <table:table-cell table:style-name="ce84"/>
          <table:table-cell table:style-name="ce97"/>
          <table: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349"/>
          <table:table-cell table:style-name="ce48"/>
          <table:table-cell table:style-name="ce352"/>
          <table:table-cell table:style-name="ce220"/>
          <table:table-cell table:style-name="ce84"/>
          <table:table-cell table:style-name="ce9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349" office:value-type="string" calcext:value-type="string">
            <text:p>(b)</text:p>
          </table:table-cell>
          <table:table-cell table:style-name="ce48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350" office:value-type="string" calcext:value-type="string">
            <text:p>Date acquired</text:p>
          </table:table-cell>
          <table:table-cell table:style-name="ce49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351"/>
          <table:table-cell table:style-name="ce50"/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0.0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2020/01/01</text:p>
          </table:table-cell>
          <table:table-cell table:style-name="taxable_event_note_border_default" office:value-type="string">
            <text:p>2020/02/12</text:p>
          </table:table-cell>
          <table:table-cell table:style-name="taxable_event_note_border_fiat" office:value="198.0" office:value-type="float"/>
          <table:table-cell table:style-name="acquired_lot_note_border_fiat" office:value="10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97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0.00000000 of 10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0.00000000 of 10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2.5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2020/01/01</text:p>
          </table:table-cell>
          <table:table-cell table:style-name="taxable_event_note_border_default" office:value-type="string">
            <text:p>2020/02/11</text:p>
          </table:table-cell>
          <table:table-cell table:style-name="taxable_event_note_border_fiat" office:value="49.5" office:value-type="float"/>
          <table:table-cell table:style-name="acquired_lot_note_border_fiat" office:value="25.25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.25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2.50000000 of 10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2.50000000 of 2.5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1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7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20/01/01</text:p>
          </table:table-cell>
          <table:table-cell table:style-name="taxable_event_note_default" office:value-type="string">
            <text:p>2020/03/11</text:p>
          </table:table-cell>
          <table:table-cell table:style-name="taxable_event_note_fiat" office:value="148.5" office:value-type="float"/>
          <table:table-cell table:style-name="acquired_lot_note_fiat" office:value="75.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2.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7.5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7.50000000 of 10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20/02/01</text:p>
          </table:table-cell>
          <table:table-cell table:style-name="taxable_event_note_default" office:value-type="string">
            <text:p>2020/03/11</text:p>
          </table:table-cell>
          <table:table-cell table:style-name="taxable_event_note_fiat" office:value="49.5" office:value-type="float"/>
          <table:table-cell table:style-name="acquired_lot_note_fiat" office:value="25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.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5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50000000 of 10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2019/01/01</text:p>
          </table:table-cell>
          <table:table-cell table:style-name="taxable_event_note_border_default" office:value-type="string">
            <text:p>2019/11/11</text:p>
          </table:table-cell>
          <table:table-cell table:style-name="taxable_event_note_border_fiat" office:value="10000.0" office:value-type="float"/>
          <table:table-cell table:style-name="acquired_lot_note_border_fiat" office:value="37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63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4: 1.00000000 of 3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00000000 of 1.0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9-11-11 11:1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2019/01/01</text:p>
          </table:table-cell>
          <table:table-cell table:style-name="taxable_event_note_default" office:value-type="string">
            <text:p>2019/12/11</text:p>
          </table:table-cell>
          <table:table-cell table:style-name="taxable_event_note_fiat" office:value="11000.0" office:value-type="float"/>
          <table:table-cell table:style-name="acquired_lot_note_fiat" office:value="37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3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4: 1.00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2019/01/01</text:p>
          </table:table-cell>
          <table:table-cell table:style-name="taxable_event_note_default" office:value-type="string">
            <text:p>2020/01/11</text:p>
          </table:table-cell>
          <table:table-cell table:style-name="taxable_event_note_fiat" office:value="2160.0" office:value-type="float"/>
          <table:table-cell table:style-name="acquired_lot_note_fiat" office:value="66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494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4: 0.18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8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2019/12/31</text:p>
          </table:table-cell>
          <table:table-cell table:style-name="taxable_event_note_default" office:value-type="string">
            <text:p>2020/01/11</text:p>
          </table:table-cell>
          <table:table-cell table:style-name="taxable_event_note_fiat" office:value="9840.0" office:value-type="float"/>
          <table:table-cell table:style-name="acquired_lot_note_fiat" office:value="98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82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82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2019/12/31</text:p>
          </table:table-cell>
          <table:table-cell table:style-name="taxable_event_note_default" office:value-type="string">
            <text:p>2020/02/12</text:p>
          </table:table-cell>
          <table:table-cell table:style-name="taxable_event_note_fiat" office:value="2340.0" office:value-type="float"/>
          <table:table-cell table:style-name="acquired_lot_note_fiat" office:value="21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18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8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2020/02/01</text:p>
          </table:table-cell>
          <table:table-cell table:style-name="taxable_event_note_default" office:value-type="string">
            <text:p>2020/02/12</text:p>
          </table:table-cell>
          <table:table-cell table:style-name="taxable_event_note_fiat" office:value="10660.0" office:value-type="float"/>
          <table:table-cell table:style-name="acquired_lot_note_fiat" office:value="1066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2: 0.82000000 of 1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82000000 of 1.0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2-12 17:5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2020/02/01</text:p>
          </table:table-cell>
          <table:table-cell table:style-name="taxable_event_note_default" office:value-type="string">
            <text:p>2020/04/11</text:p>
          </table:table-cell>
          <table:table-cell table:style-name="taxable_event_note_fiat" office:value="2495.0495049504952" office:value-type="float"/>
          <table:table-cell table:style-name="acquired_lot_note_fiat" office:value="234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55.04950495049505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2: 0.18000000 of 1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18000000 of 1.01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4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3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2020/04/01</text:p>
          </table:table-cell>
          <table:table-cell table:style-name="taxable_event_note_default" office:value-type="string">
            <text:p>2020/04/11</text:p>
          </table:table-cell>
          <table:table-cell table:style-name="taxable_event_note_fiat" office:value="11504.950495049505" office:value-type="float"/>
          <table:table-cell table:style-name="acquired_lot_note_fiat" office:value="11730.66666666666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225.7161716171617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2: 0.83000000 of 3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83000000 of 1.01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4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Interest</text:p>
          </table:table-cell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62"/>
          <table:table-cell table:style-name="ce48"/>
          <table:table-cell table:style-name="ce84"/>
          <table:table-cell table:style-name="ce84"/>
          <table:table-cell table:style-name="ce84"/>
          <table:table-cell table:style-name="ce97"/>
          <table: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186"/>
          <table:table-cell table:style-name="ce197"/>
          <table:table-cell table:style-name="ce206"/>
          <table:table-cell table:style-name="ce84"/>
          <table:table-cell table:style-name="ce8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62"/>
          <table:table-cell table:style-name="ce8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8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188"/>
          <table:table-cell table:style-name="ce199"/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2019/12/31</text:p>
          </table:table-cell>
          <table:table-cell table:style-name="taxable_event_note_fiat" office:value="12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31 11:1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2020/02/01</text:p>
          </table:table-cell>
          <table:table-cell table:style-name="taxable_event_note_fiat" office:value="13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Investment Expenses</text:p>
          </table:table-cell>
          <table:covered-table-cell table:style-name="ce47"/>
          <table:covered-table-cell table:style-name="ce62"/>
          <table:covered-table-cell table:style-name="Default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62"/>
          <table:table-cell table:style-name="ce48"/>
          <table:table-cell table:style-name="ce84"/>
          <table:table-cell table:style-name="ce84"/>
          <table:table-cell table:style-name="ce84"/>
          <table:table-cell table:style-name="ce97"/>
          <table: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349"/>
          <table:table-cell table:style-name="ce48"/>
          <table:table-cell table:style-name="ce352"/>
          <table:table-cell table:style-name="ce220"/>
          <table:table-cell table:style-name="ce84"/>
          <table:table-cell table:style-name="ce9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349" office:value-type="string" calcext:value-type="string">
            <text:p>(b)</text:p>
          </table:table-cell>
          <table:table-cell table:style-name="ce48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350" office:value-type="string" calcext:value-type="string">
            <text:p>Date acquired</text:p>
          </table:table-cell>
          <table:table-cell table:style-name="ce49" office:value-type="string" calcext:value-type="string">
            <text:p>Date transac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Transaction fee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transac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351"/>
          <table:table-cell table:style-name="ce50"/>
          <table:table-cell table:style-name="ce354" office:value-type="string" calcext:value-type="string">
            <text:p>time of transact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2019/01/01</text:p>
          </table:table-cell>
          <table:table-cell table:style-name="taxable_event_note_default" office:value-type="string">
            <text:p>2019/12/21</text:p>
          </table:table-cell>
          <table:table-cell table:style-name="taxable_event_note_fiat" office:value="11808.0" office:value-type="float"/>
          <table:table-cell table:style-name="acquired_lot_note_fiat" office:value="303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7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82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82000000 of 0.8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9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2020/04/01</text:p>
          </table:table-cell>
          <table:table-cell table:style-name="taxable_event_note_default" office:value-type="string">
            <text:p>2021/01/21</text:p>
          </table:table-cell>
          <table:table-cell table:style-name="taxable_event_note_fiat" office:value="10374.0" office:value-type="float"/>
          <table:table-cell table:style-name="acquired_lot_note_fiat" office:value="12861.33333333333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487.333333333333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2: 0.91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91000000 of 0.91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1 18:33:14.3420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2020/01/01</text:p>
          </table:table-cell>
          <table:table-cell table:style-name="taxable_event_note_border_default" office:value-type="string">
            <text:p>2020/03/11</text:p>
          </table:table-cell>
          <table:table-cell table:style-name="taxable_event_note_border_fiat" office:value="20.0" office:value-type="float"/>
          <table:table-cell table:style-name="acquired_lot_note_border_fiat" office:value="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9.0" office:value-type="float"/>
          <table:table-cell table:style-name="taxable_event_note_border_default" office:value-type="string">
            <text:p>OUT / FEE</text:p>
          </table:table-cell>
          <table:table-cell table:style-name="acquired_lot_note_border_default" office:value-type="string">
            <text:p>1/1: 1.00000000 of 1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2: 1.00000000 of 3.0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3-11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20/02/01</text:p>
          </table:table-cell>
          <table:table-cell table:style-name="taxable_event_note_default" office:value-type="string">
            <text:p>2020/03/11</text:p>
          </table:table-cell>
          <table:table-cell table:style-name="taxable_event_note_fiat" office:value="40.0" office:value-type="float"/>
          <table:table-cell table:style-name="acquired_lot_note_fiat" office:value="2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9.8" office:value-type="float"/>
          <table:table-cell table:style-name="taxable_event_note_default" office:value-type="string">
            <text:p>OUT / FEE</text:p>
          </table:table-cell>
          <table:table-cell table:style-name="acquired_lot_note_default" office:value-type="string">
            <text:p>1/1: 2.00000000 of 10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00000000 of 3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8" number:min-decimal-places="8" number:min-integer-digits="1"/>
    </number:number-style>
    <number:percentage-style style:name="N112" number:title="User-defined">
      <number:number number:decimal-places="3" number:min-decimal-places="3" number:min-integer-digits="1"/>
      <number:text>%</number:text>
    </number:percentage-style>
    <number:currency-style style:name="N11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2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8P0"/>
    </number:currency-style>
    <number:currency-style style:name="N126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6P0"/>
    </number:currency-style>
    <number:currency-style style:name="N122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2P0"/>
    </number:currency-style>
    <number:currency-style style:name="N120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0P0"/>
    </number:currency-style>
    <number:currency-style style:name="N118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18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24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4">
      <style:table-cell-properties fo:background-color="#ffffff"/>
    </style:style>
    <style:style style:name="transparent_5f_crypto" style:display-name="transparent_crypto" style:family="table-cell" style:parent-style-name="RP2" style:data-style-name="N111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2">
      <style:table-cell-properties fo:background-color="#ffffff"/>
    </style:style>
    <style:style style:name="taxable_5f_event_5f_fiat" style:display-name="taxable_event_fiat" style:family="table-cell" style:parent-style-name="RP2" style:data-style-name="N114">
      <style:table-cell-properties fo:background-color="#729fcf"/>
    </style:style>
    <style:style style:name="taxable_5f_event_5f_crypto" style:display-name="taxable_event_crypto" style:family="table-cell" style:parent-style-name="RP2" style:data-style-name="N111">
      <style:table-cell-properties fo:background-color="#729fcf"/>
    </style:style>
    <style:style style:name="taxable_5f_event_5f_percent" style:display-name="taxable_event_percent" style:family="table-cell" style:parent-style-name="RP2" style:data-style-name="N112">
      <style:table-cell-properties fo:background-color="#729fcf"/>
    </style:style>
    <style:style style:name="acquired_5f_lot_5f_alt_5f_crypto" style:display-name="acquired_lot_alt_crypto" style:family="table-cell" style:parent-style-name="RP2" style:data-style-name="N111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1">
      <style:table-cell-properties fo:background-color="#a0c7f9"/>
    </style:style>
    <style:style style:name="taxable_5f_event_5f_alt_5f_fiat" style:display-name="taxable_event_alt_fiat" style:family="table-cell" style:parent-style-name="RP2" style:data-style-name="N11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2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4">
      <style:table-cell-properties fo:background-color="#bf819e"/>
    </style:style>
    <style:style style:name="acquired_5f_lot_5f_crypto" style:display-name="acquired_lot_crypto" style:family="table-cell" style:parent-style-name="RP2" style:data-style-name="N111">
      <style:table-cell-properties fo:background-color="#bf819e"/>
    </style:style>
    <style:style style:name="acquired_5f_lot_5f_percent" style:display-name="acquired_lot_percent" style:family="table-cell" style:parent-style-name="RP2" style:data-style-name="N112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12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4">
      <style:table-cell-properties fo:background-color="#ffde59"/>
    </style:style>
    <style:style style:name="highlighted_5f_crypto" style:display-name="highlighted_crypto" style:family="table-cell" style:parent-style-name="RP2" style:data-style-name="N111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1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09:23:19.060309940</meta:creation-date>
    <dc:date>2024-06-13T07:07:44.025430</dc:date>
    <meta:editing-duration>P1DT11H20M19S</meta:editing-duration>
    <meta:editing-cycles>126</meta:editing-cycles>
    <meta:generator>http://pypi.python.org/pypi/ezodf/0.1.0$Python3.10.12 (main, Nov 20 2023, 15:14:05) [GCC 11.4.0]</meta:generator>
    <meta:document-statistic meta:table-count="13" meta:cell-count="354" meta:object-count="0"/>
  </office:meta>
</office:document-meta>
</file>